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ation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parseValue( AnnotationTypeElementDeclaration memberDecl , String strValue , SourcePositionImpl po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">
            <text:p text:style-name="Table_20_Contents">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eclarationImpl.getDelegateXProgram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Modifi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clarationImpl.getSimp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larationImpl.DeclarationImpl( XProgramElemen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larationImpl.getAnnotations( XProgramElement ele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clarationImpl.getDo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Annotation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All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addAnnotationToParent( ArrayList annotations , AnnotationInstanceImpl ann , String memberArrayName , boolean memberIsArray , ArrayList parentAnnota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clarationImpl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